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style:font-name="Georgia" officeooo:rsid="000a36fd" officeooo:paragraph-rsid="000a36fd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a36fd" officeooo:paragraph-rsid="000a36fd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Georgia" officeooo:rsid="000a36fd" officeooo:paragraph-rsid="000a3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Just An Idea"</text:p>
      <text:p text:style-name="P3"/>
      <text:p text:style-name="P3">by Kyle Eggleston</text:p>
      <text:p text:style-name="P2"/>
      <text:p text:style-name="P2">It was just an idea. He didn't mean anything by it.</text:p>
      <text:p text:style-name="P2"/>
      <text:p text:style-name="P2">Sam of course didn't think of it that way. Her husband had propositioned her for something she wasn't willing to do. Never in a million years would she be willing to do that.</text:p>
      <text:p text:style-name="P2"/>
      <text:p text:style-name="P2">Joe had stormed out of the house upset. It was fine for her to go out and do whatever she wanted to do but as soon as he brought up a simple innocent idea, she wouldn't have any of it?</text:p>
      <text:p text:style-name="P2"/>
      <text:p text:style-name="P2">Joe stood in the rain. The dark clouds sang to him with thunder.</text:p>
      <text:p text:style-name="P2"/>
      <text:p text:style-name="P2">It was o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3:39:09.648000000</meta:creation-date>
    <meta:editing-cycles>2</meta:editing-cycles>
    <meta:editing-duration>P0D</meta:editing-duration>
    <meta:generator>LibreOffice/4.1.6.2$Windows_x86 LibreOffice_project/40ff705089295be5be0aae9b15123f687c05b0a</meta:generator>
    <dc:title>book</dc:title>
    <dc:date>2014-05-22T13:41:34.142000000</dc:date>
    <meta:document-statistic meta:table-count="0" meta:image-count="0" meta:object-count="0" meta:page-count="1" meta:paragraph-count="7" meta:word-count="106" meta:character-count="516" meta:non-whitespace-character-count="417"/>
    <meta:template xlink:type="simple" xlink:actuate="onRequest" xlink:title="book" xlink:href="../../../../../AppData/Roaming/LibreOffice/4/user/template/MediaWiki/book.ott" meta:date="2014-05-22T13:39:09.264000000"/>
  </office:meta>
</office:document-meta>
</file>